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Impl.FilerImpl( com . sun . mirror . apt . Fi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Impl.createTex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Impl.get( com . sun . mirror . apt . Fi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